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loext:contextual-spacing="true" fo:text-align="center" style:justify-single-word="false"/>
      <style:text-properties officeooo:rsid="000f2c8f" officeooo:paragraph-rsid="000f2c8f"/>
    </style:style>
    <style:style style:name="P2" style:family="paragraph" style:parent-style-name="Text_20_body">
      <style:paragraph-properties fo:margin-top="0cm" fo:margin-bottom="0cm" loext:contextual-spacing="true" fo:text-align="center" style:justify-single-word="false"/>
      <style:text-properties officeooo:rsid="000f2c8f" officeooo:paragraph-rsid="000f2c8f"/>
    </style:style>
    <style:style style:name="P3" style:family="paragraph" style:parent-style-name="Text_20_body">
      <style:paragraph-properties fo:margin-top="0cm" fo:margin-bottom="0cm" loext:contextual-spacing="true" fo:text-align="start" style:justify-single-word="false"/>
      <style:text-properties officeooo:rsid="000f2c8f" officeooo:paragraph-rsid="000f2c8f"/>
    </style:style>
    <style:style style:name="P4" style:family="paragraph" style:parent-style-name="Text_20_body">
      <style:paragraph-properties fo:margin-top="0cm" fo:margin-bottom="0cm" loext:contextual-spacing="true" fo:text-align="start" style:justify-single-word="false"/>
      <style:text-properties fo:font-weight="bold" officeooo:rsid="000f2c8f" officeooo:paragraph-rsid="000f2c8f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true" fo:text-align="start" style:justify-single-word="false"/>
      <style:text-properties fo:font-weight="bold" officeooo:rsid="00110058" officeooo:paragraph-rsid="00110058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true" fo:text-align="start" style:justify-single-word="false"/>
      <style:text-properties fo:font-weight="bold" officeooo:rsid="0012da2c" officeooo:paragraph-rsid="0012da2c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true" fo:text-align="start" style:justify-single-word="false"/>
      <style:text-properties fo:font-weight="normal" officeooo:rsid="000f2c8f" officeooo:paragraph-rsid="000f2c8f" style:font-weight-asian="normal" style:font-weight-complex="normal"/>
    </style:style>
    <style:style style:name="P8" style:family="paragraph" style:parent-style-name="Text_20_body">
      <style:paragraph-properties fo:margin-top="0cm" fo:margin-bottom="0cm" loext:contextual-spacing="true" fo:text-align="start" style:justify-single-word="false"/>
      <style:text-properties fo:font-weight="normal" officeooo:rsid="00110058" officeooo:paragraph-rsid="00110058" style:font-weight-asian="normal" style:font-weight-complex="normal"/>
    </style:style>
    <style:style style:name="P9" style:family="paragraph" style:parent-style-name="Text_20_body">
      <style:paragraph-properties fo:margin-top="0cm" fo:margin-bottom="0cm" loext:contextual-spacing="true" fo:text-align="start" style:justify-single-word="false"/>
      <style:text-properties fo:font-weight="normal" officeooo:rsid="0012da2c" officeooo:paragraph-rsid="0012da2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lackword</text:h>
      <text:p text:style-name="P2">Documents/projects/BLACKWORD/introduction</text:p>
      <text:p text:style-name="P3">BLACKWORD is a tool to provide crosswords for blind people.</text:p>
      <text:p text:style-name="P4">BLACKWORD preparers</text:p>
      <text:p text:style-name="P7">The preparer takes a newspaper crossword and processes it in the following way:</text:p>
      <text:p text:style-name="P7">Firstly choose or create the pattern for this crossword.</text:p>
      <text:p text:style-name="P4">Create a pattern</text:p>
      <text:p text:style-name="P7">The pattern contains :-</text:p>
      <text:p text:style-name="P7">An HTML image of the crossword on screen made up of an array 13 x 13 of the squares.</text:p>
      <text:p text:style-name="P7">The data for which is an array of text specifying what parameters each mini-square has.</text:p>
      <text:p text:style-name="P7">A mini-square thus has:</text:p>
      <text:p text:style-name="P7"><text:tab/>X, Y position (each 0-12)</text:p>
      <text:p text:style-name="P7"><text:tab/>A number if it is the start of a word</text:p>
      <text:p text:style-name="P7"><text:tab/>A tag if it is a black square</text:p>
      <text:p text:style-name="P5">BLACKWORD solvers</text:p>
      <text:p text:style-name="P8">Although an image of the blackword can be on screen, the solver can’t see it and may only be of use to an assistant.</text:p>
      <text:p text:style-name="P8">The dialogue between blackword and solver would go something like.</text:p>
      <text:p text:style-name="P8">Solver: start</text:p>
      <text:p text:style-name="P8">Blackword: Tell me a clue number </text:p>
      <text:p text:style-name="P8">solver: 10</text:p>
      <text:p text:style-name="P8">Blackword:10 across: ‘footwear for the summer’ 6 letters, blank blank N blank blank blank</text:p>
      <text:p text:style-name="P8">solver:glove</text:p>
      <text:p text:style-name="P8">blackword: wrong</text:p>
      <text:p text:style-name="P8">solver: SANDAL (or S A N D A L)</text:p>
      <text:p text:style-name="P8">blackword: OK noted; </text:p>
      <text:p text:style-name="P9">solver: linked/joined or some other way to specify the next clue.</text:p>
      <text:p text:style-name="P6">Technical</text:p>
      <text:p text:style-name="P6"><text:span text:style-name="T1">The program</text:span> <text:span text:style-name="T1">must be able to say the key words to the solver dependant on the logic.</text:span></text:p>
      <text:p text:style-name="P6"><text:span text:style-name="T1">It must also be able to transcribe the text of a clue into audible words – but maybe this should be done by a sighted person.</text:span></text:p>
      <text:p text:style-name="P6"><text:span text:style-name="T1">It must also be able to understand the solver’s answer to a cl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7:11:17.888000000</meta:creation-date>
    <dc:date>2018-06-11T07:56:10.275000000</dc:date>
    <meta:editing-duration>PT10M40S</meta:editing-duration>
    <meta:editing-cycles>2</meta:editing-cycles>
    <meta:generator>LibreOffice/6.0.4.2$Windows_X86_64 LibreOffice_project/9b0d9b32d5dcda91d2f1a96dc04c645c450872bf</meta:generator>
    <meta:print-date>2018-06-11T07:43:21.352000000</meta:print-date>
    <meta:document-statistic meta:table-count="0" meta:image-count="0" meta:object-count="0" meta:page-count="1" meta:paragraph-count="30" meta:word-count="246" meta:character-count="1360" meta:non-whitespace-character-count="1138"/>
  </office:meta>
</office:document-meta>
</file>